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575cm" table:align="left"/>
    </style:style>
    <style:style style:name="Table1.A" style:family="table-column">
      <style:table-column-properties style:column-width="11.575cm"/>
    </style:style>
    <style:style style:name="Table2" style:family="table">
      <style:table-properties style:width="11.575cm" table:align="left"/>
    </style:style>
    <style:style style:name="Table2.A" style:family="table-column">
      <style:table-column-properties style:column-width="11.575cm"/>
    </style:style>
    <style:style style:name="P1" style:family="paragraph" style:parent-style-name="Standard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  <style:text-properties fo:font-variant="normal" fo:text-transform="none" fo:color="#000000" style:font-name="monospace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 style:writing-mode="lr-tb"/>
      <style:text-properties fo:font-variant="normal" fo:text-transform="none" fo:color="#000000" style:font-name="monospace" fo:font-size="10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 fo:padding="0cm" fo:border="none" style:writing-mode="lr-tb"/>
      <style:text-properties fo:font-variant="normal" fo:text-transform="none" fo:color="#000000" style:font-name="monospace" fo:font-size="9.75pt" fo:letter-spacing="normal" fo:font-style="normal" fo:font-weight="normal"/>
    </style:style>
    <style:style style:name="P5" style:family="paragraph" style:parent-style-name="Table_20_Contents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yui_3_16_0_1_1421715550485_2112"/><text:bookmark text:name="yui_3_16_0_1_1421715550485_2111"/><text:bookmark text:name="yui_3_16_0_1_1421715550485_2110"/></text:p>
      <table:table table:name="Table1" table:style-name="Table1">
        <table:table-column table:style-name="Table1.A"/>
        <table:table-row>
          <table:table-cell office:value-type="string">
            <text:p text:style-name="P5"><text:bookmark text:name="yui_3_16_0_1_1421715550485_2109"/><text:bookmark text:name="yui_3_16_0_1_1421715550485_2108"/><text:bookmark text:name="yui_3_16_0_1_1421715550485_2129"/><text:bookmark text:name="yui_3_16_0_1_1421715550485_2128"/><text:span text:style-name="T1">2ª VIA - COMPROVANTE DE PAGAMENTO DE CONCESSIONÁRIA</text:span><text:line-break/><text:bookmark text:name="yui_3_16_0_1_1421715550485_2116"/><text:bookmark text:name="yui_3_16_0_1_1421715550485_2115"/><text:span text:style-name="T1">Operação realizada com sucesso conforme as informações fornecidas pelo cliente.</text:span><text:line-break/><text:bookmark text:name="yui_3_16_0_1_1421715550485_2118"/><text:bookmark text:name="yui_3_16_0_1_1421715550485_2117"/><text:span text:style-name="T1">Código de barras: 846800000008 </text:span><text:bookmark text:name="yui_3_16_0_1_1421715550485_2131"/><text:bookmark text:name="yui_3_16_0_1_1421715550485_2130"/><text:span text:style-name="T1">749702962012 </text:span><text:bookmark text:name="yui_3_16_0_1_1421715550485_2120"/><text:bookmark text:name="yui_3_16_0_1_1421715550485_2119"/><text:span text:style-name="T1">501100400008 </text:span><text:bookmark text:name="yui_3_16_0_1_1421715550485_2122"/><text:bookmark text:name="yui_3_16_0_1_1421715550485_2121"/><text:span text:style-name="T1">001430388882</text:span><text:line-break/><text:bookmark text:name="yui_3_16_0_1_1421715550485_2133"/><text:bookmark text:name="yui_3_16_0_1_1421715550485_2132"/><text:span text:style-name="T1">Conta de débito: 1297/001.00020635-8</text:span><text:line-break/><text:span text:style-name="T1">Empresa: NET SERVIÇOS DE COMUNICAÇÃO SA</text:span><text:line-break/><text:span text:style-name="T1">Valor: 74,97</text:span><text:line-break/><text:span text:style-name="T1">Identificação da operação: NET</text:span><text:line-break/><text:span text:style-name="T1">Data de débito: 08/01/2015</text:span><text:line-break/><text:span text:style-name="T1">Data/hora da operação: 08/01/2015</text:span><text:line-break/><text:span text:style-name="T1">Código da </text:span><text:bookmark text:name="yui_3_16_0_1_1421715550485_2135"/><text:bookmark text:name="yui_3_16_0_1_1421715550485_2134"/><text:span text:style-name="T1">operação: 00182997</text:span><text:line-break/><text:span text:style-name="T1">Chave de </text:span><text:bookmark text:name="yui_3_16_0_1_1421715550485_2137"/><text:bookmark text:name="yui_3_16_0_1_1421715550485_2136"/><text:span text:style-name="T1">segurança: GH3TWJ56RZAEQA87</text:span></text:p>
          </table:table-cell>
        </table:table-row>
      </table:table>
      <text:p text:style-name="Standard"/>
      <text:p text:style-name="Standard"/>
      <text:p text:style-name="P3"><text:bookmark text:name="yui_3_16_0_1_1421715550485_2688"/><text:bookmark text:name="yui_3_16_0_1_1421715550485_2687"/><text:bookmark text:name="yui_3_16_0_1_1421715550485_2686"/><text:bookmark text:name="yui_3_16_0_1_1421715550485_2685"/>2ª VIA - COMPROVANTE DE PAGAMENTO DE BOLETO</text:p>
      <text:p text:style-name="P4"><text:bookmark text:name="yui_3_16_0_1_1421715550485_2692"/><text:bookmark text:name="yui_3_16_0_1_1421715550485_2691"/><text:bookmark text:name="yui_3_16_0_1_1421715550485_2690"/><text:bookmark text:name="yui_3_16_0_1_1421715550485_2689"/><text:span text:style-name="T2">Operação realizada com sucesso conforme as informações fornecidas pelo cliente.</text:span></text:p>
      <text:p text:style-name="P4"><text:span text:style-name="T1">Código</text:span> <text:span text:style-name="T1">de barras:34191.75009 </text:span><text:bookmark text:name="yui_3_16_0_1_1421715550485_2723"/><text:bookmark text:name="yui_3_16_0_1_1421715550485_2722"/><text:span text:style-name="T1">14543.680541 20037.770003 1 </text:span><text:line-break/><text:bookmark text:name="yui_3_16_0_1_1421715550485_2707"/><text:bookmark text:name="yui_3_16_0_1_1421715550485_2706"/><text:span text:style-name="T1">63040000101244Conta de débito:1297 / 001 . 00020635-8</text:span></text:p>
      <text:p text:style-name="P4"><text:span text:style-name="T1">Data de vencimento:10/01/2015</text:span></text:p>
      <text:p text:style-name="P4"><text:span text:style-name="T1">Nome do </text:span><text:bookmark text:name="yui_3_16_0_1_1421715550485_2700"/><text:bookmark text:name="yui_3_16_0_1_1421715550485_2699"/><text:span text:style-name="T1">banco:ITAU</text:span><text:bookmark text:name="yui_3_16_0_1_1421715550485_2729"/><text:bookmark text:name="yui_3_16_0_1_1421715550485_2728"/> <text:span text:style-name="T1">UNIBANCO S.A.Valor</text:span> <text:span text:style-name="T1">(R$):1.012,44</text:span></text:p>
      <text:p text:style-name="P4"><text:span text:style-name="T1">Identificação da operação:ESCOLA</text:span> <text:bookmark text:name="yui_3_16_0_1_1421715550485_2725"/><text:bookmark text:name="yui_3_16_0_1_1421715550485_2724"/><text:span text:style-name="T1">KAT</text:span></text:p>
      <text:p text:style-name="P4"><text:span text:style-name="T1">Data</text:span><text:bookmark text:name="yui_3_16_0_1_1421715550485_2702"/><text:bookmark text:name="yui_3_16_0_1_1421715550485_2701"/> <text:span text:style-name="T1">de débito:08/01/2015Data/hora da </text:span><text:bookmark text:name="yui_3_16_0_1_1421715550485_2727"/><text:bookmark text:name="yui_3_16_0_1_1421715550485_2726"/><text:span text:style-name="T1">operação:08/01/2015</text:span></text:p>
      <text:p text:style-name="P4"><text:span text:style-name="T1">Código da </text:span><text:bookmark text:name="yui_3_16_0_1_1421715550485_2698"/><text:bookmark text:name="yui_3_16_0_1_1421715550485_2697"/><text:span text:style-name="T1">operação:00492662</text:span></text:p>
      <text:p text:style-name="P4"><text:span text:style-name="T1">Chave de </text:span><text:bookmark text:name="yui_3_16_0_1_1421715550485_2704"/><text:bookmark text:name="yui_3_16_0_1_1421715550485_2703"/><text:span text:style-name="T1">segurança:YGSRUP3LVGPR65W1</text:span></text:p>
      <text:p text:style-name="P4"><text:span text:style-name="T1"/></text:p>
      <text:p text:style-name="P4"><text:span text:style-name="T1"/></text:p>
      <text:p text:style-name="P2"><text:bookmark text:name="yui_3_16_0_1_1421715550485_3274"/><text:bookmark text:name="yui_3_16_0_1_1421715550485_3273"/><text:bookmark text:name="yui_3_16_0_1_1421715550485_3272"/><text:span text:style-name="T1"/></text:p>
      <table:table table:name="Table2" table:style-name="Table2">
        <table:table-column table:style-name="Table2.A"/>
        <table:table-row>
          <table:table-cell office:value-type="string">
            <text:p text:style-name="P5"><text:bookmark text:name="yui_3_16_0_1_1421715550485_3271"/><text:bookmark text:name="yui_3_16_0_1_1421715550485_3270"/><text:bookmark text:name="yui_3_16_0_1_1421715550485_3269"/><text:bookmark text:name="yui_3_16_0_1_1421715550485_3268"/><text:span text:style-name="T1">2ª VIA - COMPROVANTE DE PAGAMENTO DE CONCESSIONÁRIA</text:span><text:line-break/><text:bookmark text:name="yui_3_16_0_1_1421715550485_3278"/><text:bookmark text:name="yui_3_16_0_1_1421715550485_3277"/><text:span text:style-name="T1">Operação realizada com sucesso conforme as informações fornecidas pelo cliente.</text:span><text:line-break/><text:bookmark text:name="yui_3_16_0_1_1421715550485_3280"/><text:bookmark text:name="yui_3_16_0_1_1421715550485_3279"/><text:span text:style-name="T1">Código de barras: 846900000023 339500470010 102009147533 121441501107</text:span><text:line-break/><text:span text:style-name="T1">Conta de débito: 1297/001.00020635-8</text:span><text:line-break/><text:span text:style-name="T1">Empresa: VIVO DF</text:span><text:line-break/><text:span text:style-name="T1">Valor: 233,95</text:span><text:line-break/><text:span text:style-name="T1">Identificação da operação: VIVO</text:span><text:line-break/><text:span text:style-name="T1">Data de débito: 08/01/2015</text:span><text:line-break/><text:span text:style-name="T1">Data/hora da operação: 08/01/2015</text:span><text:line-break/><text:span text:style-name="T1">Código da  operação: 00179524</text:span><text:line-break/><text:span text:style-name="T1">Chave de segurança: GPL48FWXG7R8JY87</text:span></text:p>
          </table:table-cell>
        </table:table-row>
      </table:table>
      <text:p text:style-name="P4"><text:span text:style-name="T1"/></text:p>
      <text:p text:style-name="P4"><text:span text:style-name="T1"/></text:p>
      <text:p text:style-name="P2"><text:bookmark text:name="yui_3_16_0_1_1421715550485_3833"/><text:bookmark text:name="yui_3_16_0_1_1421715550485_3832"/><text:span text:style-name="T1">2ª VIA - COMPROVANTE DE PAGAMENTO DE BOLETO<text:line-break/></text:span><text:bookmark text:name="yui_3_16_0_1_1421715550485_3847"/><text:bookmark text:name="yui_3_16_0_1_1421715550485_3846"/><text:span text:style-name="T1">Operação realizada com sucesso conforme as informações fornecidas pelo cliente.<text:line-break/></text:span><text:bookmark text:name="yui_3_16_0_1_1421715550485_3849"/><text:bookmark text:name="yui_3_16_0_1_1421715550485_3848"/><text:span text:style-name="T1">Código de barras: 07090.00053 </text:span><text:bookmark text:name="yui_3_16_0_1_1421715550485_3851"/><text:bookmark text:name="yui_3_16_0_1_1421715550485_3850"/><text:span text:style-name="T1">00164.592115 </text:span><text:bookmark text:name="yui_3_16_0_1_1421715550485_3853"/><text:bookmark text:name="yui_3_16_0_1_1421715550485_3852"/><text:span text:style-name="T1">87936.070488 1 </text:span><text:bookmark text:name="yui_3_16_0_1_1421715550485_3855"/><text:bookmark text:name="yui_3_16_0_1_1421715550485_3854"/><text:span text:style-name="T1">62990000045875<text:line-break/>Conta de débito: 1297 / 001 . 00020635-8<text:line-break/>Data de vencimento: 05/01/2015<text:line-break/>Nome do banco: BANCO DE BRASILIA S/A<text:line-break/>Valor (R$): 357,00<text:line-break/>Identificação da operação: CONDOMINIO 412 E<text:line-break/>Data de débito: 05/01/2015<text:line-break/>Data/hora da </text:span><text:bookmark text:name="yui_3_16_0_1_1421715550485_3857"/><text:bookmark text:name="yui_3_16_0_1_1421715550485_3856"/><text:span text:style-name="T1">operação: 04/01/2015<text:line-break/>Código da operação: 00047038<text:line-break/>Chave de segurança: PCUEZ2YETRJUNR2S </text:span></text:p>
      <text:p text:style-name="P4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ISBB <text:s/>- <text:s/>SISTEMA DE INFORMACOES BANCO DO BRASIL </text:p>
      <text:p text:style-name="P1">15/01/2015 - <text:s text:c="4"/>AUTOATENDIMENTO <text:s text:c="5"/>- 20.53.40</text:p>
      <text:p text:style-name="P1">1273401273 <text:s text:c="8"/>SEGUNDA VIA <text:s text:c="13"/>0013</text:p>
      <text:p text:style-name="P1"><text:s text:c="12"/>COMPROVANTE DE PAGAMENTO</text:p>
      <text:p text:style-name="P1">CLIENTE: SANDRO TAVARES</text:p>
      <text:p text:style-name="P1">AGENCIA: 1273-4 CONTA: <text:s text:c="8"/>5.742-8</text:p>
      <text:p text:style-name="P1">================================================</text:p>
      <text:p text:style-name="P1">Convenio <text:s/>GPS - CODIGO DE BARRAS</text:p>
      <text:p text:style-name="P1">Codigo de Barras <text:s text:c="2"/>85850000001-0 <text:s text:c="2"/>44800270140-5 <text:s text:c="15"/></text:p>
      <text:p text:style-name="P1"><text:tab/><text:tab/> <text:s text:c="5"/>60001141760-7 <text:s text:c="2"/>04912014123-2</text:p>
      <text:p text:style-name="P1">Data do pagamento <text:s text:c="20"/>15/01/2015</text:p>
      <text:p text:style-name="P1">Valor Total <text:s text:c="30"/>144,80</text:p>
      <text:p text:style-name="P1">------------------------------------------------</text:p>
      <text:p text:style-name="P1">DOCUMENTO: <text:s/>011502</text:p>
      <text:p text:style-name="P1">AUTENTICACAO SISBB: <text:s text:c="7"/>6.E10.FD0.243.53D.7B8</text:p>
      <text:p text:style-name="P1"/>
      <text:p text:style-name="P1"/>
      <text:p text:style-name="P1"/>
      <text:p text:style-name="P1"/>
      <text:p text:style-name="P1">SISBB <text:s/>- <text:s/>SISTEMA DE INFORMACOES BANCO DO BRASIL</text:p>
      <text:p text:style-name="P1">15/01/2015 - <text:s text:c="4"/>AUTOATENDIMENTO <text:s text:c="5"/>- 20.51.47</text:p>
      <text:p text:style-name="P1">1273401273 <text:s text:c="8"/>SEGUNDA VIA <text:s text:c="13"/>0013</text:p>
      <text:p text:style-name="P1"><text:s text:c="12"/>COMPROVANTE DE PAGAMENTO</text:p>
      <text:p text:style-name="P1">CLIENTE: SANDRO TAVARES</text:p>
      <text:p text:style-name="P1">AGENCIA: 1273-4 CONTA: <text:s text:c="8"/>5.742-8</text:p>
      <text:p text:style-name="P1">================================================</text:p>
      <text:p text:style-name="P1">Convenio <text:s/>GPS - CODIGO DE BARRAS</text:p>
      <text:p text:style-name="P1">Codigo de Barras <text:s text:c="2"/>85870000000-6 <text:s text:c="2"/>79640270116-9</text:p>
      <text:p text:style-name="P1"><text:s text:c="19"/>30001306830-9 <text:s text:c="2"/>76772014123-6</text:p>
      <text:p text:style-name="P1">Data do pagamento <text:s text:c="20"/>15/01/2015</text:p>
      <text:p text:style-name="P1">Valor Total <text:s text:c="31"/>79,64</text:p>
      <text:p text:style-name="P1">------------------------------------------------</text:p>
      <text:p text:style-name="P1">DOCUMENTO: <text:s/>011501</text:p>
      <text:p text:style-name="P1">AUTENTICACAO SISBB: <text:s text:c="7"/>E.D4C.C02.212.A11.632</text:p>
      <text:p text:style-name="P1"/>
      <text:p text:style-name="P1"/>
      <text:p text:style-name="P1">15/01/2015 <text:s text:c="3"/>- <text:s/>BANCO <text:s/>DO <text:s/>BRASIL <text:s/>- <text:s text:c="2"/>20:50:03</text:p>
      <text:p text:style-name="P1">127301273 <text:s text:c="34"/>0015</text:p>
      <text:p text:style-name="P1"><text:s text:c="5"/>COMPROVANTE DE PAGAMENTO DE TITULOS</text:p>
      <text:p text:style-name="P1">CLIENTE: SANDRO TAVARES</text:p>
      <text:p text:style-name="P1">AGENCIA: 1273-4 <text:s text:c="9"/>CONTA: <text:s text:c="9"/>5.742-8</text:p>
      <text:p text:style-name="P1">================================================</text:p>
      <text:p text:style-name="P1">BRB - BANCO DE BRASILIA S.A.</text:p>
      <text:p text:style-name="P1">------------------------------------------------07090000876001731110522451070977663040000030000</text:p>
      <text:p text:style-name="P1">NR. DOCUMENTO <text:s text:c="28"/>11.201</text:p>
      <text:p text:style-name="P1">DATA DO PAGAMENTO <text:s text:c="20"/>12/01/2015</text:p>
      <text:p text:style-name="P1">VALOR DO DOCUMENTO <text:s text:c="23"/>300,00</text:p>
      <text:p text:style-name="P1">VALOR COBRADO <text:s text:c="28"/>300,00</text:p>
      <text:p text:style-name="P1">================================================</text:p>
      <text:p text:style-name="P1">NR.AUTENTICACAO <text:s text:c="11"/>5.386.B77.526.CA1.571</text:p>
      <text:p text:style-name="P1"/>
      <text:p text:style-name="P1"/>
      <text:p text:style-name="P1"/>
      <text:p text:style-name="P1">SISBB <text:s/>- <text:s/>SISTEMA DE INFORMACOES BANCO DO BRASIL</text:p>
      <text:p text:style-name="P1">15/01/2015 - <text:s text:c="4"/>AUTOATENDIMENTO <text:s text:c="5"/>- 20.48.52</text:p>
      <text:p text:style-name="P1">1273401273 <text:s text:c="8"/>SEGUNDA VIA <text:s text:c="13"/>0017</text:p>
      <text:p text:style-name="P1"><text:s text:c="12"/>COMPROVANTE DE PAGAMENTO</text:p>
      <text:p text:style-name="P1">CLIENTE: SANDRO TAVARES</text:p>
      <text:p text:style-name="P1">AGENCIA: 1273-4 CONTA: <text:s text:c="8"/>5.742-8</text:p>
      <text:p text:style-name="P1">================================================</text:p>
      <text:p text:style-name="P1">Convenio <text:s/>CAESB</text:p>
      <text:p text:style-name="P1">Codigo de Barras <text:s text:c="2"/>82690000001-7 <text:s text:c="2"/>06680008621-8</text:p>
      <text:p text:style-name="P1"><text:s text:c="19"/>48600000001-9 <text:s text:c="2"/>41201100001-2</text:p>
      <text:p text:style-name="P1">Data do pagamento <text:s text:c="20"/>05/01/2015</text:p>
      <text:p text:style-name="P1">Valor em Dinheiro <text:s text:c="24"/>106,68</text:p>
      <text:p text:style-name="P1">Valor em Cheque <text:s text:c="28"/>0,00</text:p>
      <text:p text:style-name="P1">Valor Total <text:s text:c="30"/>106,68</text:p>
      <text:p text:style-name="P1">------------------------------------------------</text:p>
      <text:p text:style-name="P1">DOCUMENTO: <text:s/>010501</text:p>
      <text:p text:style-name="P1">AUTENTICACAO SISBB: <text:s text:c="7"/>B.864.AAD.ECF.CEC.1B3</text:p>
      <text:p text:style-name="P1"><text:soft-page-break/>SISBB <text:s/>- <text:s/>SISTEMA DE INFORMACOES BANCO DO BRASIL</text:p>
      <text:p text:style-name="P1">15/01/2015 - <text:s text:c="4"/>AUTOATENDIMENTO <text:s text:c="5"/>- 20.47.05</text:p>
      <text:p text:style-name="P1">1273401273 <text:s text:c="8"/>SEGUNDA VIA <text:s text:c="13"/>0009</text:p>
      <text:p text:style-name="P1"><text:s text:c="12"/>COMPROVANTE DE PAGAMENTO</text:p>
      <text:p text:style-name="P1">CLIENTE: SANDRO TAVARES</text:p>
      <text:p text:style-name="P1">AGENCIA: 1273-4 CONTA: <text:s text:c="8"/>5.742-8</text:p>
      <text:p text:style-name="P1">================================================</text:p>
      <text:p text:style-name="P1">Convenio <text:s/>CEB</text:p>
      <text:p text:style-name="P1">Codigo de Barras <text:s text:c="2"/>83660000000-1 <text:s text:c="2"/>78040005282-2</text:p>
      <text:p text:style-name="P1"><text:s text:c="19"/>21008161517-6 <text:s text:c="2"/>00816151412-3</text:p>
      <text:p text:style-name="P1">Data do pagamento <text:s text:c="20"/>02/01/2015</text:p>
      <text:p text:style-name="P1">Valor em Dinheiro <text:s text:c="25"/>78,04</text:p>
      <text:p text:style-name="P1">Valor em Cheque <text:s text:c="28"/>0,00</text:p>
      <text:p text:style-name="P1">Valor Total <text:s text:c="31"/>78,04</text:p>
      <text:p text:style-name="P1">------------------------------------------------</text:p>
      <text:p text:style-name="P1">DOCUMENTO: <text:s/>010201</text:p>
      <text:p text:style-name="P1">AUTENTICACAO SISBB: <text:s text:c="7"/>E.C7E.2C2.B42.053.E3B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ARINA GALVAO TAVARES</meta:initial-creator>
    <meta:creation-date>2015-01-19T22:49:03.15</meta:creation-date>
    <dc:date>2015-01-19T23:28:17.09</dc:date>
    <dc:creator>KATARINA GALVAO TAVARES</dc:creator>
    <meta:editing-duration>PT22M59S</meta:editing-duration>
    <meta:editing-cycles>4</meta:editing-cycles>
    <meta:generator>OpenOffice/4.1.1$Win32 OpenOffice.org_project/411m6$Build-9775</meta:generator>
    <meta:document-statistic meta:table-count="2" meta:image-count="0" meta:object-count="0" meta:page-count="3" meta:paragraph-count="90" meta:word-count="507" meta:character-count="5178"/>
  </office:meta>
</office:document-meta>
</file>